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Script" svg:font-family="'Segoe Script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style:font-name="Calibri3" fo:font-size="24pt" fo:font-style="normal" style:font-size-asian="24pt" style:font-style-asian="normal" style:font-size-complex="24pt" style:font-style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pt" style:font-size-asian="36pt" style:font-size-complex="36pt"/>
    </style:style>
    <style:style style:name="P11" style:family="paragraph">
      <style:text-properties fo:font-size="22pt" style:font-size-asian="28pt" style:font-size-complex="28pt"/>
    </style:style>
    <style:style style:name="P12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-33% 58%" style:font-name="Calibri2" style:font-name-asian="Calibri4" style:font-name-complex="Calibri4"/>
    </style:style>
    <style:style style:name="T38" style:family="text">
      <style:text-properties style:font-name="Segoe UI3" fo:font-size="32pt" style:font-size-asian="44pt" style:font-size-complex="44pt"/>
    </style:style>
    <style:style style:name="T39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0" style:family="text">
      <style:text-properties style:text-position="-33% 58%" style:font-name="Segoe UI3" fo:font-size="32pt" style:font-size-asian="44pt" style:font-size-complex="44pt"/>
    </style:style>
    <style:style style:name="T41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2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3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4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5" style:family="text">
      <style:text-properties style:font-name="Calibri3" fo:font-size="24pt" fo:font-style="normal" style:font-size-asian="24pt" style:font-style-asian="normal" style:font-size-complex="24pt" style:font-style-complex="normal"/>
    </style:style>
    <style:style style:name="T46" style:family="text">
      <style:text-properties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7" style:family="text">
      <style:text-properties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8" style:family="text">
      <style:text-properties style:text-position="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9" style:family="text">
      <style:text-properties style:text-position="-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0" style:family="text">
      <style:text-properties style:text-position="0% 100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1" style:family="text">
      <style:text-properties style:text-position="0% 100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2" style:family="text">
      <style:text-properties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3" style:family="text">
      <style:text-properties style:text-position="-33% 58%"/>
    </style:style>
    <style:style style:name="T54" style:family="text">
      <style:text-properties fo:font-size="26pt" style:font-size-asian="36pt" style:font-size-complex="36pt"/>
    </style:style>
    <style:style style:name="T55" style:family="text">
      <style:text-properties fo:font-size="22pt" style:font-size-asian="28pt" style:font-size-complex="28pt"/>
    </style:style>
    <style:style style:name="T56" style:family="text">
      <style:text-properties fo:font-size="22pt" fo:font-style="italic" style:font-size-asian="28pt" style:font-style-asian="italic" style:font-size-complex="28pt" style:font-style-complex="italic"/>
    </style:style>
    <style:style style:name="T57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58" style:family="text">
      <style:text-properties fo:font-size="24pt" fo:font-style="italic" style:font-size-asian="32pt" style:font-style-asian="italic" style:font-size-complex="32pt" style:font-style-complex="italic"/>
    </style:style>
    <style:style style:name="T59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0" style:family="text">
      <style:text-properties style:text-position="33% 58%"/>
    </style:style>
    <style:style style:name="T61" style:family="text">
      <style:text-properties fo:font-size="32pt" style:font-size-asian="44pt" style:font-size-complex="44pt"/>
    </style:style>
    <style:style style:name="T62" style:family="text">
      <style:text-properties fo:font-size="24pt" fo:font-weight="bold" style:font-size-asian="32pt" style:font-weight-asian="bold" style:font-size-complex="32pt" style:font-weight-complex="bold"/>
    </style:style>
    <style:style style:name="T63" style:family="text">
      <style:text-properties fo:font-size="32pt" fo:font-style="italic" style:font-size-asian="44pt" style:font-style-asian="italic" style:font-size-complex="44pt" style:font-style-complex="italic"/>
    </style:style>
    <style:style style:name="T6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65" style:family="text">
      <style:text-properties style:text-position="-33% 58%" fo:font-size="32pt" style:font-size-asian="44pt" style:font-size-complex="44pt"/>
    </style:style>
    <style:style style:name="T66" style:family="text">
      <style:text-properties style:text-position="33% 58%" fo:font-style="italic" style:font-style-asian="italic" style:font-style-complex="italic"/>
    </style:style>
    <style:style style:name="T67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 text:style-name="P6"><text:span text:style-name="T25">ℋ </text:span><text:span text:style-name="T25">ist ein komplexer, linearer Vektorraum</text:span></text:p>
            <text:p text:style-name="P6"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</text:span><text:span text:style-name="T28">abgeschlossen ist:</text:span></text:p>
            <text:p text:style-name="P6"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</text:span><text:span text:style-name="T27">≡</text:span><text:span text:style-name="T27"> </text:span><text:span text:style-name="T28">|</text:span><text:span text:style-name="T26">α+β</text:span><text:span text:style-name="T27">&gt; ∈ </text:span><text:span text:style-name="T28">ℋ</text:span></text:p>
            <text:p text:style-name="P6"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 text:style-name="P6"><text:span text:style-name="T28">Die Addition ist kommutativ. Ferner gilt Assoziativität:</text:span></text:p>
            <text:p text:style-name="P6"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 text:style-name="P6"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 text:style-name="P6"><text:span text:style-name="T33">Nullvektor: Es existiert ein Element |0&gt; ∈ </text:span><text:span text:style-name="T31">ℋ mit:</text:span></text:p>
            <text:p text:style-name="P6"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</text:span><text:span text:style-name="T33"> </text:span><text:span text:style-name="T33">∈ </text:span><text:span text:style-name="T31">ℋ</text:span></text:p>
            <text:p text:style-name="P6"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 text:style-name="P6"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 text:style-name="P6"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 text:style-name="P6"><text:span text:style-name="T33">Man definiert so die Subtraktion von Hilbert-Vektoren:</text:span></text:p>
            <text:p text:style-name="P6"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 text:style-name="P6"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 text:style-name="P6"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<text:s/>; <text:s/>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 text:style-name="P6"><text:span text:style-name="T33">Als </text:span><text:span text:style-name="T32">Dimension von </text:span><text:span text:style-name="T31">ℋ bezeichnet man die Maximalzahl linear unabhängiger Elemente in ℋ.</text:span></text:p>
            <text:p text:style-name="P6"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7">1</text:span><text:span text:style-name="T20">|</text:span><text:span text:style-name="T12">α</text:span><text:span text:style-name="T21">&gt; + </text:span><text:span text:style-name="T22">c</text:span><text:span text:style-name="T37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8">Wann nennt man Zustandsvektoren </text:span><text:span text:style-name="T38"><text:line-break/></text:span><text:span text:style-name="T38">|</text:span><text:span text:style-name="T39">φ</text:span><text:span text:style-name="T40">1</text:span><text:span text:style-name="T38">&gt;, |</text:span><text:span text:style-name="T39">φ</text:span><text:span text:style-name="T40">2</text:span><text:span text:style-name="T38">&gt;, . . . , |</text:span><text:span text:style-name="T39">φ</text:span><text:span text:style-name="T41">n</text:span><text:span text:style-name="T38">&gt; linear unabhängig?</text:span></text:p>
          </draw:text-box>
        </draw:frame>
        <draw:frame presentation:style-name="pr2" draw:text-style-name="P9" draw:layer="layout" svg:width="25.199cm" svg:height="12.18cm" svg:x="1.4cm" svg:y="4.914cm" presentation:class="subtitle" presentation:user-transformed="true">
          <draw:text-box>
            <text:p text:style-name="P8"><text:span text:style-name="T42">Falls folgende Relation nur durch </text:span><text:span text:style-name="T43">c</text:span><text:span text:style-name="T44">1</text:span><text:span text:style-name="T42"> = </text:span><text:span text:style-name="T43">c</text:span><text:span text:style-name="T44">2</text:span><text:span text:style-name="T42"> = . . . = </text:span><text:span text:style-name="T43">c</text:span><text:span text:style-name="T44">n</text:span><text:span text:style-name="T42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3.612cm" svg:x="1.4cm" svg:y="4.199cm" presentation:class="subtitle" presentation:user-transformed="true">
          <draw:text-box>
            <text:p text:style-name="P3"><text:span text:style-name="T5">Wenn ein Skalarprodukt definiert ist und folgendes gilt:</text:span></text:p>
            <text:p text:style-name="P3"><text:span text:style-name="T5">Jedem Paar von Vektoren</text:span><text:span text:style-name="T45">|</text:span><text:span text:style-name="T46">α</text:span><text:span text:style-name="T47">&gt;, |</text:span><text:span text:style-name="T46">β</text:span><text:span text:style-name="T47">&gt; ∈ </text:span><text:span text:style-name="T47">ℋ</text:span><text:span text:style-name="T47"> ist eine komplexe Zahl &lt;</text:span><text:span text:style-name="T46">α</text:span><text:span text:style-name="T47">|</text:span><text:span text:style-name="T46">β</text:span><text:span text:style-name="T47">&gt; zugeordnet mit den folgenden Eigenschaften:</text:span></text:p>
            <text:p text:style-name="P3"><text:span text:style-name="T47">&lt;</text:span><text:span text:style-name="T46">α</text:span><text:span text:style-name="T47">|</text:span><text:span text:style-name="T46">β</text:span><text:span text:style-name="T47">&gt; = &lt;</text:span><text:span text:style-name="T46">β</text:span><text:span text:style-name="T47">|</text:span><text:span text:style-name="T46">α</text:span><text:span text:style-name="T47">&gt;</text:span><text:span text:style-name="T48">*</text:span><text:span text:style-name="T47"> </text:span></text:p>
            <text:p text:style-name="P3"><text:span text:style-name="T47">(</text:span><text:span text:style-name="T48">*</text:span><text:span text:style-name="T47"> bedeutet </text:span><text:span text:style-name="T46">komplex konjugiert</text:span><text:span text:style-name="T47">)</text:span></text:p>
            <text:p text:style-name="P3"><text:span text:style-name="T47">&lt;</text:span><text:span text:style-name="T46">α</text:span><text:span text:style-name="T47">|</text:span><text:span text:style-name="T46">β</text:span><text:span text:style-name="T49">1</text:span><text:span text:style-name="T47"> + </text:span><text:span text:style-name="T46">β</text:span><text:span text:style-name="T49">2</text:span><text:span text:style-name="T47">&gt; = &lt;</text:span><text:span text:style-name="T46">α</text:span><text:span text:style-name="T47">|</text:span><text:span text:style-name="T46">β</text:span><text:span text:style-name="T49">1</text:span><text:span text:style-name="T47">&gt; + &lt;</text:span><text:span text:style-name="T46">α</text:span><text:span text:style-name="T47">|</text:span><text:span text:style-name="T46">β</text:span><text:span text:style-name="T49">2</text:span><text:span text:style-name="T47">&gt;</text:span></text:p>
            <text:p text:style-name="P3"><text:span text:style-name="T47">&lt;</text:span><text:span text:style-name="T46">α</text:span><text:span text:style-name="T47">|</text:span><text:span text:style-name="T46">cβ</text:span><text:span text:style-name="T47">&gt; = </text:span><text:span text:style-name="T46">c</text:span><text:span text:style-name="T47">&lt;</text:span><text:span text:style-name="T46">α</text:span><text:span text:style-name="T47">|</text:span><text:span text:style-name="T46">β</text:span><text:span text:style-name="T47">&gt; = &lt;</text:span><text:span text:style-name="T46">c</text:span><text:span text:style-name="T48">*</text:span><text:span text:style-name="T46">α</text:span><text:span text:style-name="T47">|</text:span><text:span text:style-name="T46">β</text:span><text:span text:style-name="T47">&gt; <text:s/></text:span><text:span text:style-name="T50">c</text:span><text:span text:style-name="T51"> </text:span><text:span text:style-name="T42">∈ ℂ</text:span></text:p>
            <text:p text:style-name="P3"><text:span text:style-name="T47">&lt;</text:span><text:span text:style-name="T46">α</text:span><text:span text:style-name="T47">|</text:span><text:span text:style-name="T46">α</text:span><text:span text:style-name="T47">&gt; </text:span><text:span text:style-name="T52">≥</text:span><text:span text:style-name="T47"> 0 <text:s text:c="2"/></text:span><text:span text:style-name="T42">∀ </text:span><text:span text:style-name="T51">|</text:span><text:span text:style-name="T43">α</text:span><text:span text:style-name="T42">&gt; ∈ </text:span><text:span text:style-name="T51">ℋ <text:s/>;</text:span></text:p>
            <text:p text:style-name="P3"><text:span text:style-name="T51"><text:tab/></text:span><text:span text:style-name="T51"><text:tab/></text:span><text:span text:style-name="T51"><text:tab/></text:span><text:span text:style-name="T51">= 0 nur für |</text:span><text:span text:style-name="T50">α</text:span><text:span text:style-name="T51">&gt; = |0&gt;</text:span></text:p>
            <text:p text:style-name="P3"><text:span text:style-name="T51">Orthogonalität: |</text:span><text:span text:style-name="T50">α</text:span><text:span text:style-name="T51">&gt;, |</text:span><text:span text:style-name="T50">β</text:span><text:span text:style-name="T51">&gt; heißen orthogonal, falls gilt:</text:span></text:p>
            <text:p text:style-name="P3"><text:span text:style-name="T51">&lt;</text:span><text:span text:style-name="T50">α</text:span><text:span text:style-name="T51">|</text:span><text:span text:style-name="T50">β</text:span><text:span text:style-name="T51">&gt; = 0</text:span></text:p>
            <text:p text:style-name="P3"><text:span text:style-name="T47">Norm: Als Norm oder Länge des Vektors bezeichnet man</text:span></text:p>
            <text:p text:style-name="P3"><text:span text:style-name="T4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53">1</text:span> und <text:span text:style-name="T1">A</text:span><text:span text:style-name="T53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54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1" draw:layer="layout" svg:width="25.199cm" svg:height="3.506cm" svg:x="1.4cm" svg:y="0.833cm" presentation:class="title" presentation:user-transformed="true">
          <draw:text-box>
            <text:p><text:span text:style-name="T55">Wie kann man den Erwartungswert des hermiteschen Operators </text:span><text:span text:style-name="T55"><text:line-break/></text:span><text:span text:style-name="T56">A</text:span><text:span text:style-name="T55"> &lt;</text:span><text:span text:style-name="T56">ψ</text:span><text:span text:style-name="T55">|</text:span><text:span text:style-name="T56">A</text:span><text:span text:style-name="T55">|</text:span><text:span text:style-name="T56">ψ</text:span><text:span text:style-name="T55">&gt; in einem Zustand |</text:span><text:span text:style-name="T56">ψ</text:span><text:span text:style-name="T55">&gt; durch seine Eigenwerte </text:span><text:span text:style-name="T56">a</text:span><text:span text:style-name="T57">i</text:span><text:span text:style-name="T55"> und Eigenzustände |</text:span><text:span text:style-name="T56">a</text:span><text:span text:style-name="T57">i</text:span><text:span text:style-name="T55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58">P</text:span><text:span text:style-name="T59">M</text:span><text:span text:style-name="T15"> projiziere auf den Unterraum </text:span><text:span text:style-name="T58">M</text:span><text:span text:style-name="T15"> ⊂ </text:span><text:span text:style-name="T58">H</text:span><text:span text:style-name="T15">. Welche Eigenwerte und Eigenzustände besitzt </text:span><text:span text:style-name="T58">P</text:span><text:span text:style-name="T59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er inverse Operator <text:span text:style-name="T1">A</text:span><text:span text:style-name="T60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geben sich Eigenwerte und Eigenzustände von <text:span text:style-name="T1">A</text:span><text:span text:style-name="T60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4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62">vor</text:span><text:span text:style-name="T15"> der Messung der Observablen </text:span><text:span text:style-name="T58">A</text:span><text:span text:style-name="T15"> in irgendeinem Zustand |</text:span><text:span text:style-name="T58">ψ</text:span><text:span text:style-name="T15">&gt;. Was kann über den Systemzustand </text:span><text:span text:style-name="T62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Unter welchen Voraussetzungen verschwindet die mittlere quadratische Schwankung Δ</text:span><text:span text:style-name="T63">A</text:span><text:span text:style-name="T64">ψ</text:span><text:span text:style-name="T6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1" draw:layer="layout" svg:width="25.199cm" svg:height="3.506cm" svg:x="1.4cm" svg:y="0.834cm" presentation:class="title" presentation:user-transformed="true">
          <draw:text-box>
            <text:p><text:span text:style-name="T55">Durch Messung von </text:span><text:span text:style-name="T56">A</text:span><text:span text:style-name="T55"> sei der Eigenzustand |</text:span><text:span text:style-name="T56">a</text:span><text:span text:style-name="T57">i</text:span><text:span text:style-name="T55">&gt; präpariert worden. Was kann über den Systemzustand ausgesagt werden, wenn anschließend die nicht mit </text:span><text:span text:style-name="T56">A</text:span><text:span text:style-name="T55"> kommutierende Observable </text:span><text:span text:style-name="T56">B</text:span><text:span text:style-name="T55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58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58">ρ</text:span><text:span text:style-name="T15"> werde in der VON-Eigenbasis {|</text:span><text:span text:style-name="T58">a</text:span><text:span text:style-name="T59">i</text:span><text:span text:style-name="T15">&gt;} der Observablen </text:span><text:span text:style-name="T58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arum muß der Zeitentwicklungsoperator </text:span><text:span text:style-name="T63">U</text:span><text:span text:style-name="T61">(</text:span><text:span text:style-name="T63">t</text:span><text:span text:style-name="T61">, </text:span><text:span text:style-name="T63">t</text:span><text:span text:style-name="T65">0</text:span><text:span text:style-name="T61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58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4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4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text-style-name="P11" draw:layer="layout" svg:width="25.199cm" svg:height="3.506cm" svg:x="1.4cm" svg:y="0.831cm" presentation:class="title" presentation:user-transformed="true">
          <draw:text-box>
            <text:p><text:span text:style-name="T55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das Matrixelement &lt;<text:span text:style-name="T1">q</text:span>| <text:s text:c="2"/><text:span text:style-name="T66">m</text:span> <text:s text:c="2"/><text:span text:style-name="T66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1">Wie lautet &lt;</text:span><text:span text:style-name="T63">q</text:span><text:span text:style-name="T61">| <text:s text:c="2"/></text:span><text:span text:style-name="T67">m</text:span><text:span text:style-name="T61"> <text:s text:c="2"/></text:span><text:span text:style-name="T67">n</text:span><text:span text:style-name="T61">|</text:span><text:span text:style-name="T63">ψ</text:span><text:span text:style-name="T61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Script" svg:font-family="'Segoe Script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20:04:33.425000000</dc:date>
    <meta:document-statistic meta:object-count="556"/>
  </office:meta>
</office:document-meta>
</file>